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odev_cell_controls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01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 style:data-style-name="N104">
      <style:text-properties style:use-window-font-color="true"/>
    </style:style>
    <style:style style:name="ce12" style:family="table-cell" style:parent-style-name="Default" style:data-style-name="N104"/>
    <style:style style:name="gr1" style:family="graphic" style:parent-style-name="Default">
      <style:graphic-properties style:protect="position" loext:decorative="false"/>
    </style:style>
    <style:style style:name="gr2" style:family="graphic" style:parent-style-name="Default">
      <style:graphic-properties fo:background-color="#77bc65" style:protect="position" loext:decorative="false"/>
    </style:style>
    <style:style style:name="gr3" style:family="graphic" style:parent-style-name="Default">
      <style:graphic-properties fo:background-color="#ff3838" style:protect="position"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1" form:control-implementation="ooo:com.sun.star.form.component.CommandButton" xml:id="control1" form:id="control1" form:label="Info Row: 2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2" form:control-implementation="ooo:com.sun.star.form.component.CommandButton" xml:id="control2" form:id="control2" form:label="Info Row: 3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3" form:control-implementation="ooo:com.sun.star.form.component.CommandButton" xml:id="control3" form:id="control3" form:label="Info Row: 4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4" form:control-implementation="ooo:com.sun.star.form.component.CommandButton" xml:id="control4" form:id="control4" form:label="Info Row: 5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5" form:control-implementation="ooo:com.sun.star.form.component.CommandButton" xml:id="control5" form:id="control5" form:label="Info Row: 6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6" form:control-implementation="ooo:com.sun.star.form.component.CommandButton" xml:id="control6" form:id="control6" form:label="Info Row: 7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7" form:control-implementation="ooo:com.sun.star.form.component.CommandButton" xml:id="control7" form:id="control7" form:label="Info Row: 8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8" form:control-implementation="ooo:com.sun.star.form.component.CommandButton" xml:id="control8" form:id="control8" form:label="Info Row: 9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9" form:control-implementation="ooo:com.sun.star.form.component.CommandButton" xml:id="control9" form:id="control9" form:label="Info Row: 10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10" form:control-implementation="ooo:com.sun.star.form.component.CommandButton" xml:id="control10" form:id="control10" form:label="Info Row: 11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11" form:control-implementation="ooo:com.sun.star.form.component.CommandButton" xml:id="control11" form:id="control11" form:label="Info Row: 12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12" form:control-implementation="ooo:com.sun.star.form.component.CommandButton" xml:id="control12" form:id="control12" form:label="Info Row: 13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13" form:control-implementation="ooo:com.sun.star.form.component.CommandButton" xml:id="control13" form:id="control13" form:label="Info Row: 14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14" form:control-implementation="ooo:com.sun.star.form.component.CommandButton" xml:id="control14" form:id="control14" form:label="Info Row: 15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15" form:control-implementation="ooo:com.sun.star.form.component.CommandButton" xml:id="control15" form:id="control15" form:label="Info Row: 16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16" form:control-implementation="ooo:com.sun.star.form.component.CommandButton" xml:id="control16" form:id="control16" form:label="Info Row: 17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17" form:control-implementation="ooo:com.sun.star.form.component.CommandButton" xml:id="control17" form:id="control17" form:label="Info Row: 18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18" form:control-implementation="ooo:com.sun.star.form.component.CommandButton" xml:id="control18" form:id="control18" form:label="Info Row: 19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19" form:control-implementation="ooo:com.sun.star.form.component.CommandButton" xml:id="control19" form:id="control19" form:label="Info Row: 20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20" form:control-implementation="ooo:com.sun.star.form.component.CommandButton" xml:id="control20" form:id="control20" form:label="Info Row: 21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21" form:control-implementation="ooo:com.sun.star.form.component.CommandButton" xml:id="control21" form:id="control21" form:label="Info Row: 22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22" form:control-implementation="ooo:com.sun.star.form.component.CommandButton" xml:id="control22" form:id="control22" form:label="Info Row: 23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23" form:control-implementation="ooo:com.sun.star.form.component.CommandButton" xml:id="control23" form:id="control23" form:label="Info Row: 24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24" form:control-implementation="ooo:com.sun.star.form.component.CommandButton" xml:id="control24" form:id="control24" form:label="Info Row: 25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25" form:control-implementation="ooo:com.sun.star.form.component.CommandButton" xml:id="control25" form:id="control25" form:label="Info Row: 26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26" form:control-implementation="ooo:com.sun.star.form.component.CommandButton" xml:id="control26" form:id="control26" form:label="Info Row: 27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27" form:control-implementation="ooo:com.sun.star.form.component.CommandButton" xml:id="control27" form:id="control27" form:label="Info Row: 28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28" form:control-implementation="ooo:com.sun.star.form.component.CommandButton" xml:id="control28" form:id="control28" form:label="Info Row: 29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29" form:control-implementation="ooo:com.sun.star.form.component.CommandButton" xml:id="control29" form:id="control29" form:label="Info Row: 30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30" form:control-implementation="ooo:com.sun.star.form.component.CommandButton" xml:id="control30" form:id="control30" form:label="Info Row: 31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31" form:control-implementation="ooo:com.sun.star.form.component.CommandButton" xml:id="control31" form:id="control31" form:label="Info Row: 32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32" form:control-implementation="ooo:com.sun.star.form.component.CommandButton" xml:id="control32" form:id="control32" form:label="Info Row: 33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33" form:control-implementation="ooo:com.sun.star.form.component.CommandButton" xml:id="control33" form:id="control33" form:label="Info Row: 34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34" form:control-implementation="ooo:com.sun.star.form.component.CommandButton" xml:id="control34" form:id="control34" form:label="Info Row: 35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35" form:control-implementation="ooo:com.sun.star.form.component.CommandButton" xml:id="control35" form:id="control35" form:label="Info Row: 36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36" form:control-implementation="ooo:com.sun.star.form.component.CommandButton" xml:id="control36" form:id="control36" form:label="Info Row: 37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37" form:control-implementation="ooo:com.sun.star.form.component.CommandButton" xml:id="control37" form:id="control37" form:label="Info Row: 38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38" form:control-implementation="ooo:com.sun.star.form.component.CommandButton" xml:id="control38" form:id="control38" form:label="Info Row: 39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39" form:control-implementation="ooo:com.sun.star.form.component.CommandButton" xml:id="control39" form:id="control39" form:label="Info Row: 40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40" form:control-implementation="ooo:com.sun.star.form.component.CommandButton" xml:id="control40" form:id="control40" form:label="Info Row: 41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41" form:control-implementation="ooo:com.sun.star.form.component.CommandButton" xml:id="control41" form:id="control41" form:label="Info Row: 42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42" form:control-implementation="ooo:com.sun.star.form.component.CommandButton" xml:id="control42" form:id="control42" form:label="Info Row: 43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43" form:control-implementation="ooo:com.sun.star.form.component.CommandButton" xml:id="control43" form:id="control43" form:label="Info Row: 44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44" form:control-implementation="ooo:com.sun.star.form.component.CommandButton" xml:id="control44" form:id="control44" form:label="Info Row: 45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45" form:control-implementation="ooo:com.sun.star.form.component.CommandButton" xml:id="control45" form:id="control45" form:label="Info Row: 46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46" form:control-implementation="ooo:com.sun.star.form.component.CommandButton" xml:id="control46" form:id="control46" form:label="Info Row: 47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47" form:control-implementation="ooo:com.sun.star.form.component.CommandButton" xml:id="control47" form:id="control47" form:label="Info Row: 48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48" form:control-implementation="ooo:com.sun.star.form.component.CommandButton" xml:id="control48" form:id="control48" form:label="Info Row: 49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49" form:control-implementation="ooo:com.sun.star.form.component.CommandButton" xml:id="control49" form:id="control49" form:label="Info Row: 50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cell_controls.py$on_btn_action_preformed?language=Python&amp;location=document" xlink:type="simple"/>
              </office:event-listeners>
            </form:button>
            <form:button form:name="Button50" form:control-implementation="ooo:com.sun.star.form.component.CommandButton" xml:id="control50" form:id="control50" form:label="Start Auto Controls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tarts the auto control of the cells"/>
              </form:properties>
              <office:event-listeners>
                <script:event-listener script:language="ooo:script" script:event-name="form:performaction" xlink:href="vnd.sun.star.script:odev_cell_controls.py$start_auto_control?language=Python&amp;location=document" xlink:type="simple"/>
              </office:event-listeners>
            </form:button>
            <form:button form:name="Button51" form:control-implementation="ooo:com.sun.star.form.component.CommandButton" xml:id="control51" form:id="control51" form:label="Stop Auto Controls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tops the auto control of the cells"/>
              </form:properties>
              <office:event-listeners>
                <script:event-listener script:language="ooo:script" script:event-name="form:performaction" xlink:href="vnd.sun.star.script:odev_cell_controls.py$stop_auto_control?language=Python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table:style-name="ce9" office:value-type="string" calcext:value-type="string">
            <text:p>PRODUCE</text:p>
          </table:table-cell>
          <table:table-cell table:style-name="ce9" office:value-type="string" calcext:value-type="string">
            <text:p>COST PER POUND</text:p>
          </table:table-cell>
          <table:table-cell table:style-name="ce9" office:value-type="string" calcext:value-type="string">
            <text:p>POUNDS SOLD</text:p>
          </table:table-cell>
          <table:table-cell table:style-name="ce9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Potatoes</text:p>
          </table:table-cell>
          <table:table-cell table:style-name="ce11" office:value-type="currency" office:currency="USD" office:value="0.86" calcext:value-type="currency">
            <text:p>$0.86</text:p>
          </table:table-cell>
          <table:table-cell table:style-name="ce10" office:value-type="float" office:value="21.6" calcext:value-type="float">
            <text:p>21.6</text:p>
          </table:table-cell>
          <table:table-cell table:style-name="ce11" table:formula="of:=ROUND([.B2]*[.C2];2)" office:value-type="currency" office:currency="USD" office:value="18.58" calcext:value-type="currency">
            <text:p>$18.58</text:p>
          </table:table-cell>
          <table:table-cell>
            <draw:control table:end-cell-address="Sheet1.E3" table:end-x="22.58mm" table:end-y="0.01mm" draw:z-index="0" draw:name="SHAPE_Button1" draw:style-name="gr1" draw:text-style-name="P1" svg:width="22.58mm" svg:height="6.52mm" svg:x="0mm" svg:y="0mm" draw:control="control1"/>
          </table:table-cell>
          <table:table-cell/>
          <table:table-cell>
            <draw:control table:end-cell-address="Sheet1.H3" table:end-x="0.01mm" table:end-y="0.01mm" draw:z-index="49" draw:name="SHAPE_Button50" draw:style-name="gr2" draw:text-style-name="P1" svg:width="40.02mm" svg:height="6.52mm" svg:x="0mm" svg:y="0mm" draw:control="control50"/>
          </table:table-cell>
          <table:table-cell>
            <draw:control table:end-cell-address="Sheet1.I3" table:end-x="0.01mm" table:end-y="0.01mm" draw:z-index="50" draw:name="SHAPE_Button51" draw:style-name="gr3" draw:text-style-name="P1" svg:width="40.01mm" svg:height="6.52mm" svg:x="0mm" svg:y="0mm" draw:control="control51"/>
          </table:table-cell>
        </table:table-row>
        <table:table-row table:style-name="ro1">
          <table:table-cell table:style-name="ce10" office:value-type="string" calcext:value-type="string">
            <text:p>Okra</text:p>
          </table:table-cell>
          <table:table-cell table:style-name="ce11" office:value-type="currency" office:currency="USD" office:value="2.26" calcext:value-type="currency">
            <text:p>$2.26</text:p>
          </table:table-cell>
          <table:table-cell table:style-name="ce10" office:value-type="float" office:value="38.6" calcext:value-type="float">
            <text:p>38.6</text:p>
          </table:table-cell>
          <table:table-cell table:style-name="ce11" table:formula="of:=ROUND([.B3]*[.C3];2)" office:value-type="currency" office:currency="USD" office:value="87.24" calcext:value-type="currency">
            <text:p>$87.24</text:p>
          </table:table-cell>
          <table:table-cell>
            <draw:control table:end-cell-address="Sheet1.E4" table:end-x="22.58mm" table:end-y="0.01mm" draw:z-index="1" draw:name="SHAPE_Button2" draw:style-name="gr1" draw:text-style-name="P1" svg:width="22.58mm" svg:height="6.52mm" svg:x="0mm" svg:y="0mm" draw:control="control2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va beans</text:p>
          </table:table-cell>
          <table:table-cell table:style-name="ce11" office:value-type="currency" office:currency="USD" office:value="2.69" calcext:value-type="currency">
            <text:p>$2.69</text:p>
          </table:table-cell>
          <table:table-cell table:style-name="ce10" office:value-type="float" office:value="32.8" calcext:value-type="float">
            <text:p>32.8</text:p>
          </table:table-cell>
          <table:table-cell table:style-name="ce11" table:formula="of:=ROUND([.B4]*[.C4];2)" office:value-type="currency" office:currency="USD" office:value="88.23" calcext:value-type="currency">
            <text:p>$88.23</text:p>
          </table:table-cell>
          <table:table-cell>
            <draw:control table:end-cell-address="Sheet1.E5" table:end-x="22.58mm" table:end-y="0.01mm" draw:z-index="2" draw:name="SHAPE_Button3" draw:style-name="gr1" draw:text-style-name="P1" svg:width="22.58mm" svg:height="6.52mm" svg:x="0mm" svg:y="0mm" draw:control="control3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Watermelon</text:p>
          </table:table-cell>
          <table:table-cell table:style-name="ce11" office:value-type="currency" office:currency="USD" office:value="0.66" calcext:value-type="currency">
            <text:p>$0.66</text:p>
          </table:table-cell>
          <table:table-cell table:style-name="ce10" office:value-type="float" office:value="27.3" calcext:value-type="float">
            <text:p>27.3</text:p>
          </table:table-cell>
          <table:table-cell table:style-name="ce11" table:formula="of:=ROUND([.B5]*[.C5];2)" office:value-type="currency" office:currency="USD" office:value="18.02" calcext:value-type="currency">
            <text:p>$18.02</text:p>
          </table:table-cell>
          <table:table-cell>
            <draw:control table:end-cell-address="Sheet1.E5" table:end-x="22.58mm" table:end-y="6.51mm" draw:z-index="3" draw:name="SHAPE_Button4" draw:style-name="gr1" draw:text-style-name="P1" svg:width="22.58mm" svg:height="6.51mm" svg:x="0mm" svg:y="0mm" draw:control="control4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arlic</text:p>
          </table:table-cell>
          <table:table-cell table:style-name="ce11" office:value-type="currency" office:currency="USD" office:value="1.19" calcext:value-type="currency">
            <text:p>$1.19</text:p>
          </table:table-cell>
          <table:table-cell table:style-name="ce10" office:value-type="float" office:value="4.9" calcext:value-type="float">
            <text:p>4.9</text:p>
          </table:table-cell>
          <table:table-cell table:style-name="ce11" table:formula="of:=ROUND([.B6]*[.C6];2)" office:value-type="currency" office:currency="USD" office:value="5.83" calcext:value-type="currency">
            <text:p>$5.83</text:p>
          </table:table-cell>
          <table:table-cell>
            <draw:control table:end-cell-address="Sheet1.E6" table:end-x="22.58mm" table:end-y="6.52mm" draw:z-index="4" draw:name="SHAPE_Button5" draw:style-name="gr1" draw:text-style-name="P1" svg:width="22.58mm" svg:height="6.52mm" svg:x="0mm" svg:y="0mm" draw:control="control5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arsnips</text:p>
          </table:table-cell>
          <table:table-cell table:style-name="ce11" office:value-type="currency" office:currency="USD" office:value="2.27" calcext:value-type="currency">
            <text:p>$2.27</text:p>
          </table:table-cell>
          <table:table-cell table:style-name="ce10" office:value-type="float" office:value="1.1" calcext:value-type="float">
            <text:p>1.1</text:p>
          </table:table-cell>
          <table:table-cell table:style-name="ce11" table:formula="of:=ROUND([.B7]*[.C7];2)" office:value-type="currency" office:currency="USD" office:value="2.5" calcext:value-type="currency">
            <text:p>$2.50</text:p>
          </table:table-cell>
          <table:table-cell>
            <draw:control table:end-cell-address="Sheet1.E7" table:end-x="22.58mm" table:end-y="6.52mm" draw:z-index="5" draw:name="SHAPE_Button6" draw:style-name="gr1" draw:text-style-name="P1" svg:width="22.58mm" svg:height="6.52mm" svg:x="0mm" svg:y="0mm" draw:control="control6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sparagus</text:p>
          </table:table-cell>
          <table:table-cell table:style-name="ce11" office:value-type="currency" office:currency="USD" office:value="2.49" calcext:value-type="currency">
            <text:p>$2.49</text:p>
          </table:table-cell>
          <table:table-cell table:style-name="ce10" office:value-type="float" office:value="37.9" calcext:value-type="float">
            <text:p>37.9</text:p>
          </table:table-cell>
          <table:table-cell table:style-name="ce11" table:formula="of:=ROUND([.B8]*[.C8];2)" office:value-type="currency" office:currency="USD" office:value="94.37" calcext:value-type="currency">
            <text:p>$94.37</text:p>
          </table:table-cell>
          <table:table-cell>
            <draw:control table:end-cell-address="Sheet1.E9" table:end-x="22.58mm" table:end-y="0.01mm" draw:z-index="6" draw:name="SHAPE_Button7" draw:style-name="gr1" draw:text-style-name="P1" svg:width="22.58mm" svg:height="6.52mm" svg:x="0mm" svg:y="0mm" draw:control="control7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vocados</text:p>
          </table:table-cell>
          <table:table-cell table:style-name="ce11" office:value-type="currency" office:currency="USD" office:value="3.23" calcext:value-type="currency">
            <text:p>$3.23</text:p>
          </table:table-cell>
          <table:table-cell table:style-name="ce10" office:value-type="float" office:value="9.2" calcext:value-type="float">
            <text:p>9.2</text:p>
          </table:table-cell>
          <table:table-cell table:style-name="ce11" table:formula="of:=ROUND([.B9]*[.C9];2)" office:value-type="currency" office:currency="USD" office:value="29.72" calcext:value-type="currency">
            <text:p>$29.72</text:p>
          </table:table-cell>
          <table:table-cell>
            <draw:control table:end-cell-address="Sheet1.E10" table:end-x="22.58mm" table:end-y="0.01mm" draw:z-index="7" draw:name="SHAPE_Button8" draw:style-name="gr1" draw:text-style-name="P1" svg:width="22.58mm" svg:height="6.52mm" svg:x="0mm" svg:y="0mm" draw:control="control8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elery</text:p>
          </table:table-cell>
          <table:table-cell table:style-name="ce11" office:value-type="currency" office:currency="USD" office:value="3.07" calcext:value-type="currency">
            <text:p>$3.07</text:p>
          </table:table-cell>
          <table:table-cell table:style-name="ce10" office:value-type="float" office:value="28.9" calcext:value-type="float">
            <text:p>28.9</text:p>
          </table:table-cell>
          <table:table-cell table:style-name="ce11" table:formula="of:=ROUND([.B10]*[.C10];2)" office:value-type="currency" office:currency="USD" office:value="88.72" calcext:value-type="currency">
            <text:p>$88.72</text:p>
          </table:table-cell>
          <table:table-cell>
            <draw:control table:end-cell-address="Sheet1.E11" table:end-x="22.58mm" table:end-y="0.01mm" draw:z-index="8" draw:name="SHAPE_Button9" draw:style-name="gr1" draw:text-style-name="P1" svg:width="22.58mm" svg:height="6.52mm" svg:x="0mm" svg:y="0mm" draw:control="control9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Okra</text:p>
          </table:table-cell>
          <table:table-cell table:style-name="ce11" office:value-type="currency" office:currency="USD" office:value="2.26" calcext:value-type="currency">
            <text:p>$2.26</text:p>
          </table:table-cell>
          <table:table-cell table:style-name="ce10" office:value-type="float" office:value="40" calcext:value-type="float">
            <text:p>40</text:p>
          </table:table-cell>
          <table:table-cell table:style-name="ce11" table:formula="of:=ROUND([.B11]*[.C11];2)" office:value-type="currency" office:currency="USD" office:value="90.4" calcext:value-type="currency">
            <text:p>$90.40</text:p>
          </table:table-cell>
          <table:table-cell>
            <draw:control table:end-cell-address="Sheet1.E12" table:end-x="22.58mm" table:end-y="0.01mm" draw:z-index="9" draw:name="SHAPE_Button10" draw:style-name="gr1" draw:text-style-name="P1" svg:width="22.58mm" svg:height="6.52mm" svg:x="0mm" svg:y="0mm" draw:control="control10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pinach</text:p>
          </table:table-cell>
          <table:table-cell table:style-name="ce11" office:value-type="currency" office:currency="USD" office:value="4.12" calcext:value-type="currency">
            <text:p>$4.12</text:p>
          </table:table-cell>
          <table:table-cell table:style-name="ce10" office:value-type="float" office:value="30" calcext:value-type="float">
            <text:p>30</text:p>
          </table:table-cell>
          <table:table-cell table:style-name="ce11" table:formula="of:=ROUND([.B12]*[.C12];2)" office:value-type="currency" office:currency="USD" office:value="123.6" calcext:value-type="currency">
            <text:p>$123.60</text:p>
          </table:table-cell>
          <table:table-cell>
            <draw:control table:end-cell-address="Sheet1.E13" table:end-x="22.58mm" table:end-y="0.01mm" draw:z-index="10" draw:name="SHAPE_Button11" draw:style-name="gr1" draw:text-style-name="P1" svg:width="22.58mm" svg:height="6.52mm" svg:x="0mm" svg:y="0mm" draw:control="control11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ucumber</text:p>
          </table:table-cell>
          <table:table-cell table:style-name="ce11" office:value-type="currency" office:currency="USD" office:value="1.07" calcext:value-type="currency">
            <text:p>$1.07</text:p>
          </table:table-cell>
          <table:table-cell table:style-name="ce10" office:value-type="float" office:value="36" calcext:value-type="float">
            <text:p>36</text:p>
          </table:table-cell>
          <table:table-cell table:style-name="ce11" table:formula="of:=ROUND([.B13]*[.C13];2)" office:value-type="currency" office:currency="USD" office:value="38.52" calcext:value-type="currency">
            <text:p>$38.52</text:p>
          </table:table-cell>
          <table:table-cell>
            <draw:control table:end-cell-address="Sheet1.E13" table:end-x="22.58mm" table:end-y="6.51mm" draw:z-index="11" draw:name="SHAPE_Button12" draw:style-name="gr1" draw:text-style-name="P1" svg:width="22.58mm" svg:height="6.51mm" svg:x="0mm" svg:y="0mm" draw:control="control12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pricots</text:p>
          </table:table-cell>
          <table:table-cell table:style-name="ce11" office:value-type="currency" office:currency="USD" office:value="3.71" calcext:value-type="currency">
            <text:p>$3.71</text:p>
          </table:table-cell>
          <table:table-cell table:style-name="ce10" office:value-type="float" office:value="29.4" calcext:value-type="float">
            <text:p>29.4</text:p>
          </table:table-cell>
          <table:table-cell table:style-name="ce11" table:formula="of:=ROUND([.B14]*[.C14];2)" office:value-type="currency" office:currency="USD" office:value="109.07" calcext:value-type="currency">
            <text:p>$109.07</text:p>
          </table:table-cell>
          <table:table-cell>
            <draw:control table:end-cell-address="Sheet1.E14" table:end-x="22.58mm" table:end-y="6.52mm" draw:z-index="12" draw:name="SHAPE_Button13" draw:style-name="gr1" draw:text-style-name="P1" svg:width="22.58mm" svg:height="6.52mm" svg:x="0mm" svg:y="0mm" draw:control="control13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Okra</text:p>
          </table:table-cell>
          <table:table-cell table:style-name="ce11" office:value-type="currency" office:currency="USD" office:value="2.26" calcext:value-type="currency">
            <text:p>$2.26</text:p>
          </table:table-cell>
          <table:table-cell table:style-name="ce10" office:value-type="float" office:value="9.5" calcext:value-type="float">
            <text:p>9.5</text:p>
          </table:table-cell>
          <table:table-cell table:style-name="ce11" table:formula="of:=ROUND([.B15]*[.C15];2)" office:value-type="currency" office:currency="USD" office:value="21.47" calcext:value-type="currency">
            <text:p>$21.47</text:p>
          </table:table-cell>
          <table:table-cell>
            <draw:control table:end-cell-address="Sheet1.E15" table:end-x="22.58mm" table:end-y="6.52mm" draw:z-index="13" draw:name="SHAPE_Button14" draw:style-name="gr1" draw:text-style-name="P1" svg:width="22.58mm" svg:height="6.52mm" svg:x="0mm" svg:y="0mm" draw:control="control14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va beans</text:p>
          </table:table-cell>
          <table:table-cell table:style-name="ce11" office:value-type="currency" office:currency="USD" office:value="2.69" calcext:value-type="currency">
            <text:p>$2.69</text:p>
          </table:table-cell>
          <table:table-cell table:style-name="ce10" office:value-type="float" office:value="5.3" calcext:value-type="float">
            <text:p>5.3</text:p>
          </table:table-cell>
          <table:table-cell table:style-name="ce11" table:formula="of:=ROUND([.B16]*[.C16];2)" office:value-type="currency" office:currency="USD" office:value="14.26" calcext:value-type="currency">
            <text:p>$14.26</text:p>
          </table:table-cell>
          <table:table-cell>
            <draw:control table:end-cell-address="Sheet1.E17" table:end-x="22.58mm" table:end-y="0.01mm" draw:z-index="14" draw:name="SHAPE_Button15" draw:style-name="gr1" draw:text-style-name="P1" svg:width="22.58mm" svg:height="6.52mm" svg:x="0mm" svg:y="0mm" draw:control="control15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Watermelon</text:p>
          </table:table-cell>
          <table:table-cell table:style-name="ce11" office:value-type="currency" office:currency="USD" office:value="0.66" calcext:value-type="currency">
            <text:p>$0.66</text:p>
          </table:table-cell>
          <table:table-cell table:style-name="ce10" office:value-type="float" office:value="35.4" calcext:value-type="float">
            <text:p>35.4</text:p>
          </table:table-cell>
          <table:table-cell table:style-name="ce11" table:formula="of:=ROUND([.B17]*[.C17];2)" office:value-type="currency" office:currency="USD" office:value="23.36" calcext:value-type="currency">
            <text:p>$23.36</text:p>
          </table:table-cell>
          <table:table-cell>
            <draw:control table:end-cell-address="Sheet1.E18" table:end-x="22.58mm" table:end-y="0.01mm" draw:z-index="15" draw:name="SHAPE_Button16" draw:style-name="gr1" draw:text-style-name="P1" svg:width="22.58mm" svg:height="6.52mm" svg:x="0mm" svg:y="0mm" draw:control="control16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inger</text:p>
          </table:table-cell>
          <table:table-cell table:style-name="ce11" office:value-type="currency" office:currency="USD" office:value="5.13" calcext:value-type="currency">
            <text:p>$5.13</text:p>
          </table:table-cell>
          <table:table-cell table:style-name="ce10" office:value-type="float" office:value="14.4" calcext:value-type="float">
            <text:p>14.4</text:p>
          </table:table-cell>
          <table:table-cell table:style-name="ce11" table:formula="of:=ROUND([.B18]*[.C18];2)" office:value-type="currency" office:currency="USD" office:value="73.87" calcext:value-type="currency">
            <text:p>$73.87</text:p>
          </table:table-cell>
          <table:table-cell>
            <draw:control table:end-cell-address="Sheet1.E19" table:end-x="22.58mm" table:end-y="0.01mm" draw:z-index="16" draw:name="SHAPE_Button17" draw:style-name="gr1" draw:text-style-name="P1" svg:width="22.58mm" svg:height="6.52mm" svg:x="0mm" svg:y="0mm" draw:control="control17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orn</text:p>
          </table:table-cell>
          <table:table-cell table:style-name="ce11" office:value-type="currency" office:currency="USD" office:value="1.07" calcext:value-type="currency">
            <text:p>$1.07</text:p>
          </table:table-cell>
          <table:table-cell table:style-name="ce10" office:value-type="float" office:value="12.2" calcext:value-type="float">
            <text:p>12.2</text:p>
          </table:table-cell>
          <table:table-cell table:style-name="ce11" table:formula="of:=ROUND([.B19]*[.C19];2)" office:value-type="currency" office:currency="USD" office:value="13.05" calcext:value-type="currency">
            <text:p>$13.05</text:p>
          </table:table-cell>
          <table:table-cell>
            <draw:control table:end-cell-address="Sheet1.E20" table:end-x="22.58mm" table:end-y="0.01mm" draw:z-index="17" draw:name="SHAPE_Button18" draw:style-name="gr1" draw:text-style-name="P1" svg:width="22.58mm" svg:height="6.52mm" svg:x="0mm" svg:y="0mm" draw:control="control18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rapefruit</text:p>
          </table:table-cell>
          <table:table-cell table:style-name="ce11" office:value-type="currency" office:currency="USD" office:value="0.76" calcext:value-type="currency">
            <text:p>$0.76</text:p>
          </table:table-cell>
          <table:table-cell table:style-name="ce10" office:value-type="float" office:value="35.7" calcext:value-type="float">
            <text:p>35.7</text:p>
          </table:table-cell>
          <table:table-cell table:style-name="ce11" table:formula="of:=ROUND([.B20]*[.C20];2)" office:value-type="currency" office:currency="USD" office:value="27.13" calcext:value-type="currency">
            <text:p>$27.13</text:p>
          </table:table-cell>
          <table:table-cell>
            <draw:control table:end-cell-address="Sheet1.E21" table:end-x="22.58mm" table:end-y="0.01mm" draw:z-index="18" draw:name="SHAPE_Button19" draw:style-name="gr1" draw:text-style-name="P1" svg:width="22.58mm" svg:height="6.52mm" svg:x="0mm" svg:y="0mm" draw:control="control19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inger</text:p>
          </table:table-cell>
          <table:table-cell table:style-name="ce11" office:value-type="currency" office:currency="USD" office:value="5.13" calcext:value-type="currency">
            <text:p>$5.13</text:p>
          </table:table-cell>
          <table:table-cell table:style-name="ce10" office:value-type="float" office:value="15.2" calcext:value-type="float">
            <text:p>15.2</text:p>
          </table:table-cell>
          <table:table-cell table:style-name="ce11" table:formula="of:=ROUND([.B21]*[.C21];2)" office:value-type="currency" office:currency="USD" office:value="77.98" calcext:value-type="currency">
            <text:p>$77.98</text:p>
          </table:table-cell>
          <table:table-cell>
            <draw:control table:end-cell-address="Sheet1.E21" table:end-x="22.58mm" table:end-y="6.51mm" draw:z-index="19" draw:name="SHAPE_Button20" draw:style-name="gr1" draw:text-style-name="P1" svg:width="22.58mm" svg:height="6.51mm" svg:x="0mm" svg:y="0mm" draw:control="control20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Eggplant</text:p>
          </table:table-cell>
          <table:table-cell table:style-name="ce11" office:value-type="currency" office:currency="USD" office:value="2.32" calcext:value-type="currency">
            <text:p>$2.32</text:p>
          </table:table-cell>
          <table:table-cell table:style-name="ce10" office:value-type="float" office:value="5" calcext:value-type="float">
            <text:p>5</text:p>
          </table:table-cell>
          <table:table-cell table:style-name="ce11" table:formula="of:=ROUND([.B22]*[.C22];2)" office:value-type="currency" office:currency="USD" office:value="11.6" calcext:value-type="currency">
            <text:p>$11.60</text:p>
          </table:table-cell>
          <table:table-cell>
            <draw:control table:end-cell-address="Sheet1.E22" table:end-x="22.58mm" table:end-y="6.52mm" draw:z-index="20" draw:name="SHAPE_Button21" draw:style-name="gr1" draw:text-style-name="P1" svg:width="22.58mm" svg:height="6.52mm" svg:x="0mm" svg:y="0mm" draw:control="control21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ucumber</text:p>
          </table:table-cell>
          <table:table-cell table:style-name="ce11" office:value-type="currency" office:currency="USD" office:value="1.07" calcext:value-type="currency">
            <text:p>$1.07</text:p>
          </table:table-cell>
          <table:table-cell table:style-name="ce10" office:value-type="float" office:value="31.8" calcext:value-type="float">
            <text:p>31.8</text:p>
          </table:table-cell>
          <table:table-cell table:style-name="ce11" table:formula="of:=ROUND([.B23]*[.C23];2)" office:value-type="currency" office:currency="USD" office:value="34.03" calcext:value-type="currency">
            <text:p>$34.03</text:p>
          </table:table-cell>
          <table:table-cell>
            <draw:control table:end-cell-address="Sheet1.E23" table:end-x="22.58mm" table:end-y="6.52mm" draw:z-index="21" draw:name="SHAPE_Button22" draw:style-name="gr1" draw:text-style-name="P1" svg:width="22.58mm" svg:height="6.52mm" svg:x="0mm" svg:y="0mm" draw:control="control22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reen cabbage</text:p>
          </table:table-cell>
          <table:table-cell table:style-name="ce11" office:value-type="currency" office:currency="USD" office:value="0.8" calcext:value-type="currency">
            <text:p>$0.80</text:p>
          </table:table-cell>
          <table:table-cell table:style-name="ce10" office:value-type="float" office:value="2.8" calcext:value-type="float">
            <text:p>2.8</text:p>
          </table:table-cell>
          <table:table-cell table:style-name="ce11" table:formula="of:=ROUND([.B24]*[.C24];2)" office:value-type="currency" office:currency="USD" office:value="2.24" calcext:value-type="currency">
            <text:p>$2.24</text:p>
          </table:table-cell>
          <table:table-cell>
            <draw:control table:end-cell-address="Sheet1.E25" table:end-x="22.58mm" table:end-y="0.01mm" draw:z-index="22" draw:name="SHAPE_Button23" draw:style-name="gr1" draw:text-style-name="P1" svg:width="22.58mm" svg:height="6.52mm" svg:x="0mm" svg:y="0mm" draw:control="control23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Eggplant</text:p>
          </table:table-cell>
          <table:table-cell table:style-name="ce11" office:value-type="currency" office:currency="USD" office:value="2.32" calcext:value-type="currency">
            <text:p>$2.32</text:p>
          </table:table-cell>
          <table:table-cell table:style-name="ce10" office:value-type="float" office:value="32.8" calcext:value-type="float">
            <text:p>32.8</text:p>
          </table:table-cell>
          <table:table-cell table:style-name="ce11" table:formula="of:=ROUND([.B25]*[.C25];2)" office:value-type="currency" office:currency="USD" office:value="76.1" calcext:value-type="currency">
            <text:p>$76.10</text:p>
          </table:table-cell>
          <table:table-cell>
            <draw:control table:end-cell-address="Sheet1.E26" table:end-x="22.58mm" table:end-y="0.01mm" draw:z-index="23" draw:name="SHAPE_Button24" draw:style-name="gr1" draw:text-style-name="P1" svg:width="22.58mm" svg:height="6.52mm" svg:x="0mm" svg:y="0mm" draw:control="control24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Yellow peppers</text:p>
          </table:table-cell>
          <table:table-cell table:style-name="ce11" office:value-type="currency" office:currency="USD" office:value="2.87" calcext:value-type="currency">
            <text:p>$2.87</text:p>
          </table:table-cell>
          <table:table-cell table:style-name="ce10" office:value-type="float" office:value="26.5" calcext:value-type="float">
            <text:p>26.5</text:p>
          </table:table-cell>
          <table:table-cell table:style-name="ce11" table:formula="of:=ROUND([.B26]*[.C26];2)" office:value-type="currency" office:currency="USD" office:value="76.06" calcext:value-type="currency">
            <text:p>$76.06</text:p>
          </table:table-cell>
          <table:table-cell>
            <draw:control table:end-cell-address="Sheet1.E27" table:end-x="22.58mm" table:end-y="0.01mm" draw:z-index="24" draw:name="SHAPE_Button25" draw:style-name="gr1" draw:text-style-name="P1" svg:width="22.58mm" svg:height="6.52mm" svg:x="0mm" svg:y="0mm" draw:control="control25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arlic</text:p>
          </table:table-cell>
          <table:table-cell table:style-name="ce11" office:value-type="currency" office:currency="USD" office:value="1.19" calcext:value-type="currency">
            <text:p>$1.19</text:p>
          </table:table-cell>
          <table:table-cell table:style-name="ce10" office:value-type="float" office:value="38.2" calcext:value-type="float">
            <text:p>38.2</text:p>
          </table:table-cell>
          <table:table-cell table:style-name="ce11" table:formula="of:=ROUND([.B27]*[.C27];2)" office:value-type="currency" office:currency="USD" office:value="45.46" calcext:value-type="currency">
            <text:p>$45.46</text:p>
          </table:table-cell>
          <table:table-cell>
            <draw:control table:end-cell-address="Sheet1.E28" table:end-x="22.58mm" table:end-y="0.01mm" draw:z-index="25" draw:name="SHAPE_Button26" draw:style-name="gr1" draw:text-style-name="P1" svg:width="22.58mm" svg:height="6.52mm" svg:x="0mm" svg:y="0mm" draw:control="control26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rapes</text:p>
          </table:table-cell>
          <table:table-cell table:style-name="ce11" office:value-type="currency" office:currency="USD" office:value="2.63" calcext:value-type="currency">
            <text:p>$2.63</text:p>
          </table:table-cell>
          <table:table-cell table:style-name="ce10" office:value-type="float" office:value="17.4" calcext:value-type="float">
            <text:p>17.4</text:p>
          </table:table-cell>
          <table:table-cell table:style-name="ce11" table:formula="of:=ROUND([.B28]*[.C28];2)" office:value-type="currency" office:currency="USD" office:value="45.76" calcext:value-type="currency">
            <text:p>$45.76</text:p>
          </table:table-cell>
          <table:table-cell>
            <draw:control table:end-cell-address="Sheet1.E29" table:end-x="22.58mm" table:end-y="0.01mm" draw:z-index="26" draw:name="SHAPE_Button27" draw:style-name="gr1" draw:text-style-name="P1" svg:width="22.58mm" svg:height="6.52mm" svg:x="0mm" svg:y="0mm" draw:control="control27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Watermelon</text:p>
          </table:table-cell>
          <table:table-cell table:style-name="ce11" office:value-type="currency" office:currency="USD" office:value="0.66" calcext:value-type="currency">
            <text:p>$0.66</text:p>
          </table:table-cell>
          <table:table-cell table:style-name="ce10" office:value-type="float" office:value="7.3" calcext:value-type="float">
            <text:p>7.3</text:p>
          </table:table-cell>
          <table:table-cell table:style-name="ce11" table:formula="of:=ROUND([.B29]*[.C29];2)" office:value-type="currency" office:currency="USD" office:value="4.82" calcext:value-type="currency">
            <text:p>$4.82</text:p>
          </table:table-cell>
          <table:table-cell>
            <draw:control table:end-cell-address="Sheet1.E29" table:end-x="22.58mm" table:end-y="6.51mm" draw:z-index="27" draw:name="SHAPE_Button28" draw:style-name="gr1" draw:text-style-name="P1" svg:width="22.58mm" svg:height="6.51mm" svg:x="0mm" svg:y="0mm" draw:control="control28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herries</text:p>
          </table:table-cell>
          <table:table-cell table:style-name="ce11" office:value-type="currency" office:currency="USD" office:value="9.5" calcext:value-type="currency">
            <text:p>$9.50</text:p>
          </table:table-cell>
          <table:table-cell table:style-name="ce10" office:value-type="float" office:value="25.6" calcext:value-type="float">
            <text:p>25.6</text:p>
          </table:table-cell>
          <table:table-cell table:style-name="ce11" table:formula="of:=ROUND([.B30]*[.C30];2)" office:value-type="currency" office:currency="USD" office:value="243.2" calcext:value-type="currency">
            <text:p>$243.20</text:p>
          </table:table-cell>
          <table:table-cell>
            <draw:control table:end-cell-address="Sheet1.E30" table:end-x="22.58mm" table:end-y="6.52mm" draw:z-index="28" draw:name="SHAPE_Button29" draw:style-name="gr1" draw:text-style-name="P1" svg:width="22.58mm" svg:height="6.52mm" svg:x="0mm" svg:y="0mm" draw:control="control29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pples</text:p>
          </table:table-cell>
          <table:table-cell table:style-name="ce11" office:value-type="currency" office:currency="USD" office:value="1.88" calcext:value-type="currency">
            <text:p>$1.88</text:p>
          </table:table-cell>
          <table:table-cell table:style-name="ce10" office:value-type="float" office:value="6.1" calcext:value-type="float">
            <text:p>6.1</text:p>
          </table:table-cell>
          <table:table-cell table:style-name="ce11" table:formula="of:=ROUND([.B31]*[.C31];2)" office:value-type="currency" office:currency="USD" office:value="11.47" calcext:value-type="currency">
            <text:p>$11.47</text:p>
          </table:table-cell>
          <table:table-cell>
            <draw:control table:end-cell-address="Sheet1.E31" table:end-x="22.58mm" table:end-y="6.52mm" draw:z-index="29" draw:name="SHAPE_Button30" draw:style-name="gr1" draw:text-style-name="P1" svg:width="22.58mm" svg:height="6.52mm" svg:x="0mm" svg:y="0mm" draw:control="control30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rapefruit</text:p>
          </table:table-cell>
          <table:table-cell table:style-name="ce11" office:value-type="currency" office:currency="USD" office:value="0.76" calcext:value-type="currency">
            <text:p>$0.76</text:p>
          </table:table-cell>
          <table:table-cell table:style-name="ce10" office:value-type="float" office:value="21.1" calcext:value-type="float">
            <text:p>21.1</text:p>
          </table:table-cell>
          <table:table-cell table:style-name="ce11" table:formula="of:=ROUND([.B32]*[.C32];2)" office:value-type="currency" office:currency="USD" office:value="16.04" calcext:value-type="currency">
            <text:p>$16.04</text:p>
          </table:table-cell>
          <table:table-cell>
            <draw:control table:end-cell-address="Sheet1.E33" table:end-x="22.58mm" table:end-y="0.01mm" draw:z-index="30" draw:name="SHAPE_Button31" draw:style-name="gr1" draw:text-style-name="P1" svg:width="22.58mm" svg:height="6.52mm" svg:x="0mm" svg:y="0mm" draw:control="control31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rapes</text:p>
          </table:table-cell>
          <table:table-cell table:style-name="ce11" office:value-type="currency" office:currency="USD" office:value="2.63" calcext:value-type="currency">
            <text:p>$2.63</text:p>
          </table:table-cell>
          <table:table-cell table:style-name="ce10" office:value-type="float" office:value="4.6" calcext:value-type="float">
            <text:p>4.6</text:p>
          </table:table-cell>
          <table:table-cell table:style-name="ce11" table:formula="of:=ROUND([.B33]*[.C33];2)" office:value-type="currency" office:currency="USD" office:value="12.1" calcext:value-type="currency">
            <text:p>$12.10</text:p>
          </table:table-cell>
          <table:table-cell>
            <draw:control table:end-cell-address="Sheet1.E34" table:end-x="22.58mm" table:end-y="0.01mm" draw:z-index="31" draw:name="SHAPE_Button32" draw:style-name="gr1" draw:text-style-name="P1" svg:width="22.58mm" svg:height="6.52mm" svg:x="0mm" svg:y="0mm" draw:control="control32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reen beans</text:p>
          </table:table-cell>
          <table:table-cell table:style-name="ce11" office:value-type="currency" office:currency="USD" office:value="2.52" calcext:value-type="currency">
            <text:p>$2.52</text:p>
          </table:table-cell>
          <table:table-cell table:style-name="ce10" office:value-type="float" office:value="31.1" calcext:value-type="float">
            <text:p>31.1</text:p>
          </table:table-cell>
          <table:table-cell table:style-name="ce11" table:formula="of:=ROUND([.B34]*[.C34];2)" office:value-type="currency" office:currency="USD" office:value="78.37" calcext:value-type="currency">
            <text:p>$78.37</text:p>
          </table:table-cell>
          <table:table-cell>
            <draw:control table:end-cell-address="Sheet1.E35" table:end-x="22.58mm" table:end-y="0.01mm" draw:z-index="32" draw:name="SHAPE_Button33" draw:style-name="gr1" draw:text-style-name="P1" svg:width="22.58mm" svg:height="6.52mm" svg:x="0mm" svg:y="0mm" draw:control="control33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Tomatoes</text:p>
          </table:table-cell>
          <table:table-cell table:style-name="ce11" office:value-type="currency" office:currency="USD" office:value="3.16" calcext:value-type="currency">
            <text:p>$3.16</text:p>
          </table:table-cell>
          <table:table-cell table:style-name="ce10" office:value-type="float" office:value="20.9" calcext:value-type="float">
            <text:p>20.9</text:p>
          </table:table-cell>
          <table:table-cell table:style-name="ce11" table:formula="of:=ROUND([.B35]*[.C35];2)" office:value-type="currency" office:currency="USD" office:value="66.04" calcext:value-type="currency">
            <text:p>$66.04</text:p>
          </table:table-cell>
          <table:table-cell>
            <draw:control table:end-cell-address="Sheet1.E36" table:end-x="22.58mm" table:end-y="0.01mm" draw:z-index="33" draw:name="SHAPE_Button34" draw:style-name="gr1" draw:text-style-name="P1" svg:width="22.58mm" svg:height="6.52mm" svg:x="0mm" svg:y="0mm" draw:control="control34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pricots</text:p>
          </table:table-cell>
          <table:table-cell table:style-name="ce11" office:value-type="currency" office:currency="USD" office:value="3.71" calcext:value-type="currency">
            <text:p>$3.71</text:p>
          </table:table-cell>
          <table:table-cell table:style-name="ce10" office:value-type="float" office:value="7" calcext:value-type="float">
            <text:p>7</text:p>
          </table:table-cell>
          <table:table-cell table:style-name="ce11" table:formula="of:=ROUND([.B36]*[.C36];2)" office:value-type="currency" office:currency="USD" office:value="25.97" calcext:value-type="currency">
            <text:p>$25.97</text:p>
          </table:table-cell>
          <table:table-cell>
            <draw:control table:end-cell-address="Sheet1.E37" table:end-x="22.58mm" table:end-y="0.01mm" draw:z-index="34" draw:name="SHAPE_Button35" draw:style-name="gr1" draw:text-style-name="P1" svg:width="22.58mm" svg:height="6.52mm" svg:x="0mm" svg:y="0mm" draw:control="control35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ed onion</text:p>
          </table:table-cell>
          <table:table-cell table:style-name="ce11" office:value-type="currency" office:currency="USD" office:value="0.78" calcext:value-type="currency">
            <text:p>$0.78</text:p>
          </table:table-cell>
          <table:table-cell table:style-name="ce10" office:value-type="float" office:value="34.1" calcext:value-type="float">
            <text:p>34.1</text:p>
          </table:table-cell>
          <table:table-cell table:style-name="ce11" table:formula="of:=ROUND([.B37]*[.C37];2)" office:value-type="currency" office:currency="USD" office:value="26.6" calcext:value-type="currency">
            <text:p>$26.60</text:p>
          </table:table-cell>
          <table:table-cell>
            <draw:control table:end-cell-address="Sheet1.E37" table:end-x="22.58mm" table:end-y="6.51mm" draw:z-index="35" draw:name="SHAPE_Button36" draw:style-name="gr1" draw:text-style-name="P1" svg:width="22.58mm" svg:height="6.51mm" svg:x="0mm" svg:y="0mm" draw:control="control36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trawberries</text:p>
          </table:table-cell>
          <table:table-cell table:style-name="ce11" office:value-type="currency" office:currency="USD" office:value="4.4" calcext:value-type="currency">
            <text:p>$4.40</text:p>
          </table:table-cell>
          <table:table-cell table:style-name="ce10" office:value-type="float" office:value="18.5" calcext:value-type="float">
            <text:p>18.5</text:p>
          </table:table-cell>
          <table:table-cell table:style-name="ce11" table:formula="of:=ROUND([.B38]*[.C38];2)" office:value-type="currency" office:currency="USD" office:value="81.4" calcext:value-type="currency">
            <text:p>$81.40</text:p>
          </table:table-cell>
          <table:table-cell>
            <draw:control table:end-cell-address="Sheet1.E38" table:end-x="22.58mm" table:end-y="6.52mm" draw:z-index="36" draw:name="SHAPE_Button37" draw:style-name="gr1" draw:text-style-name="P1" svg:width="22.58mm" svg:height="6.52mm" svg:x="0mm" svg:y="0mm" draw:control="control37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rapes</text:p>
          </table:table-cell>
          <table:table-cell table:style-name="ce11" office:value-type="currency" office:currency="USD" office:value="2.63" calcext:value-type="currency">
            <text:p>$2.63</text:p>
          </table:table-cell>
          <table:table-cell table:style-name="ce10" office:value-type="float" office:value="39.3" calcext:value-type="float">
            <text:p>39.3</text:p>
          </table:table-cell>
          <table:table-cell table:style-name="ce11" table:formula="of:=ROUND([.B39]*[.C39];2)" office:value-type="currency" office:currency="USD" office:value="103.36" calcext:value-type="currency">
            <text:p>$103.36</text:p>
          </table:table-cell>
          <table:table-cell>
            <draw:control table:end-cell-address="Sheet1.E39" table:end-x="22.58mm" table:end-y="6.52mm" draw:z-index="37" draw:name="SHAPE_Button38" draw:style-name="gr1" draw:text-style-name="P1" svg:width="22.58mm" svg:height="6.52mm" svg:x="0mm" svg:y="0mm" draw:control="control38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inger</text:p>
          </table:table-cell>
          <table:table-cell table:style-name="ce11" office:value-type="currency" office:currency="USD" office:value="5.13" calcext:value-type="currency">
            <text:p>$5.13</text:p>
          </table:table-cell>
          <table:table-cell table:style-name="ce10" office:value-type="float" office:value="32" calcext:value-type="float">
            <text:p>32</text:p>
          </table:table-cell>
          <table:table-cell table:style-name="ce11" table:formula="of:=ROUND([.B40]*[.C40];2)" office:value-type="currency" office:currency="USD" office:value="164.16" calcext:value-type="currency">
            <text:p>$164.16</text:p>
          </table:table-cell>
          <table:table-cell>
            <draw:control table:end-cell-address="Sheet1.E41" table:end-x="22.58mm" table:end-y="0.01mm" draw:z-index="38" draw:name="SHAPE_Button39" draw:style-name="gr1" draw:text-style-name="P1" svg:width="22.58mm" svg:height="6.52mm" svg:x="0mm" svg:y="0mm" draw:control="control39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trawberries</text:p>
          </table:table-cell>
          <table:table-cell table:style-name="ce11" office:value-type="currency" office:currency="USD" office:value="4.4" calcext:value-type="currency">
            <text:p>$4.40</text:p>
          </table:table-cell>
          <table:table-cell table:style-name="ce10" office:value-type="float" office:value="32.2" calcext:value-type="float">
            <text:p>32.2</text:p>
          </table:table-cell>
          <table:table-cell table:style-name="ce11" table:formula="of:=ROUND([.B41]*[.C41];2)" office:value-type="currency" office:currency="USD" office:value="141.68" calcext:value-type="currency">
            <text:p>$141.68</text:p>
          </table:table-cell>
          <table:table-cell>
            <draw:control table:end-cell-address="Sheet1.E42" table:end-x="22.58mm" table:end-y="0.01mm" draw:z-index="39" draw:name="SHAPE_Button40" draw:style-name="gr1" draw:text-style-name="P1" svg:width="22.58mm" svg:height="6.52mm" svg:x="0mm" svg:y="0mm" draw:control="control40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va beans</text:p>
          </table:table-cell>
          <table:table-cell table:style-name="ce11" office:value-type="currency" office:currency="USD" office:value="2.69" calcext:value-type="currency">
            <text:p>$2.69</text:p>
          </table:table-cell>
          <table:table-cell table:style-name="ce10" office:value-type="float" office:value="21" calcext:value-type="float">
            <text:p>21</text:p>
          </table:table-cell>
          <table:table-cell table:style-name="ce11" table:formula="of:=ROUND([.B42]*[.C42];2)" office:value-type="currency" office:currency="USD" office:value="56.49" calcext:value-type="currency">
            <text:p>$56.49</text:p>
          </table:table-cell>
          <table:table-cell>
            <draw:control table:end-cell-address="Sheet1.E43" table:end-x="22.58mm" table:end-y="0.01mm" draw:z-index="40" draw:name="SHAPE_Button41" draw:style-name="gr1" draw:text-style-name="P1" svg:width="22.58mm" svg:height="6.52mm" svg:x="0mm" svg:y="0mm" draw:control="control41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Yellow peppers</text:p>
          </table:table-cell>
          <table:table-cell table:style-name="ce11" office:value-type="currency" office:currency="USD" office:value="2.87" calcext:value-type="currency">
            <text:p>$2.87</text:p>
          </table:table-cell>
          <table:table-cell table:style-name="ce10" office:value-type="float" office:value="32.6" calcext:value-type="float">
            <text:p>32.6</text:p>
          </table:table-cell>
          <table:table-cell table:style-name="ce11" table:formula="of:=ROUND([.B43]*[.C43];2)" office:value-type="currency" office:currency="USD" office:value="93.56" calcext:value-type="currency">
            <text:p>$93.56</text:p>
          </table:table-cell>
          <table:table-cell>
            <draw:control table:end-cell-address="Sheet1.E44" table:end-x="22.58mm" table:end-y="0.01mm" draw:z-index="41" draw:name="SHAPE_Button42" draw:style-name="gr1" draw:text-style-name="P1" svg:width="22.58mm" svg:height="6.52mm" svg:x="0mm" svg:y="0mm" draw:control="control42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apaya</text:p>
          </table:table-cell>
          <table:table-cell table:style-name="ce11" office:value-type="currency" office:currency="USD" office:value="1.34" calcext:value-type="currency">
            <text:p>$1.34</text:p>
          </table:table-cell>
          <table:table-cell table:style-name="ce10" office:value-type="float" office:value="2.6" calcext:value-type="float">
            <text:p>2.6</text:p>
          </table:table-cell>
          <table:table-cell table:style-name="ce11" table:formula="of:=ROUND([.B44]*[.C44];2)" office:value-type="currency" office:currency="USD" office:value="3.48" calcext:value-type="currency">
            <text:p>$3.48</text:p>
          </table:table-cell>
          <table:table-cell>
            <draw:control table:end-cell-address="Sheet1.E45" table:end-x="22.58mm" table:end-y="0.01mm" draw:z-index="42" draw:name="SHAPE_Button43" draw:style-name="gr1" draw:text-style-name="P1" svg:width="22.58mm" svg:height="6.52mm" svg:x="0mm" svg:y="0mm" draw:control="control43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Butternut squash</text:p>
          </table:table-cell>
          <table:table-cell table:style-name="ce11" office:value-type="currency" office:currency="USD" office:value="1.28" calcext:value-type="currency">
            <text:p>$1.28</text:p>
          </table:table-cell>
          <table:table-cell table:style-name="ce10" office:value-type="float" office:value="29.7" calcext:value-type="float">
            <text:p>29.7</text:p>
          </table:table-cell>
          <table:table-cell table:style-name="ce11" table:formula="of:=ROUND([.B45]*[.C45];2)" office:value-type="currency" office:currency="USD" office:value="38.02" calcext:value-type="currency">
            <text:p>$38.02</text:p>
          </table:table-cell>
          <table:table-cell>
            <draw:control table:end-cell-address="Sheet1.E45" table:end-x="22.58mm" table:end-y="6.51mm" draw:z-index="43" draw:name="SHAPE_Button44" draw:style-name="gr1" draw:text-style-name="P1" svg:width="22.58mm" svg:height="6.51mm" svg:x="0mm" svg:y="0mm" draw:control="control44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pricots</text:p>
          </table:table-cell>
          <table:table-cell table:style-name="ce11" office:value-type="currency" office:currency="USD" office:value="3.71" calcext:value-type="currency">
            <text:p>$3.71</text:p>
          </table:table-cell>
          <table:table-cell table:style-name="ce10" office:value-type="float" office:value="34.8" calcext:value-type="float">
            <text:p>34.8</text:p>
          </table:table-cell>
          <table:table-cell table:style-name="ce11" table:formula="of:=ROUND([.B46]*[.C46];2)" office:value-type="currency" office:currency="USD" office:value="129.11" calcext:value-type="currency">
            <text:p>$129.11</text:p>
          </table:table-cell>
          <table:table-cell>
            <draw:control table:end-cell-address="Sheet1.E46" table:end-x="22.58mm" table:end-y="6.52mm" draw:z-index="44" draw:name="SHAPE_Button45" draw:style-name="gr1" draw:text-style-name="P1" svg:width="22.58mm" svg:height="6.52mm" svg:x="0mm" svg:y="0mm" draw:control="control45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vocados</text:p>
          </table:table-cell>
          <table:table-cell table:style-name="ce11" office:value-type="currency" office:currency="USD" office:value="3.23" calcext:value-type="currency">
            <text:p>$3.23</text:p>
          </table:table-cell>
          <table:table-cell table:style-name="ce10" office:value-type="float" office:value="31.1" calcext:value-type="float">
            <text:p>31.1</text:p>
          </table:table-cell>
          <table:table-cell table:style-name="ce11" table:formula="of:=ROUND([.B47]*[.C47];2)" office:value-type="currency" office:currency="USD" office:value="100.45" calcext:value-type="currency">
            <text:p>$100.45</text:p>
          </table:table-cell>
          <table:table-cell>
            <draw:control table:end-cell-address="Sheet1.E47" table:end-x="22.58mm" table:end-y="6.52mm" draw:z-index="45" draw:name="SHAPE_Button46" draw:style-name="gr1" draw:text-style-name="P1" svg:width="22.58mm" svg:height="6.52mm" svg:x="0mm" svg:y="0mm" draw:control="control46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Butternut squash</text:p>
          </table:table-cell>
          <table:table-cell table:style-name="ce11" office:value-type="currency" office:currency="USD" office:value="1.28" calcext:value-type="currency">
            <text:p>$1.28</text:p>
          </table:table-cell>
          <table:table-cell table:style-name="ce10" office:value-type="float" office:value="27.3" calcext:value-type="float">
            <text:p>27.3</text:p>
          </table:table-cell>
          <table:table-cell table:style-name="ce11" table:formula="of:=ROUND([.B48]*[.C48];2)" office:value-type="currency" office:currency="USD" office:value="34.94" calcext:value-type="currency">
            <text:p>$34.94</text:p>
          </table:table-cell>
          <table:table-cell>
            <draw:control table:end-cell-address="Sheet1.E49" table:end-x="22.58mm" table:end-y="0.01mm" draw:z-index="46" draw:name="SHAPE_Button47" draw:style-name="gr1" draw:text-style-name="P1" svg:width="22.58mm" svg:height="6.52mm" svg:x="0mm" svg:y="0mm" draw:control="control47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elery</text:p>
          </table:table-cell>
          <table:table-cell table:style-name="ce11" office:value-type="currency" office:currency="USD" office:value="3.07" calcext:value-type="currency">
            <text:p>$3.07</text:p>
          </table:table-cell>
          <table:table-cell table:style-name="ce10" office:value-type="float" office:value="24.2" calcext:value-type="float">
            <text:p>24.2</text:p>
          </table:table-cell>
          <table:table-cell table:style-name="ce11" table:formula="of:=ROUND([.B49]*[.C49];2)" office:value-type="currency" office:currency="USD" office:value="74.29" calcext:value-type="currency">
            <text:p>$74.29</text:p>
          </table:table-cell>
          <table:table-cell>
            <draw:control table:end-cell-address="Sheet1.E50" table:end-x="22.58mm" table:end-y="0.01mm" draw:z-index="47" draw:name="SHAPE_Button48" draw:style-name="gr1" draw:text-style-name="P1" svg:width="22.58mm" svg:height="6.52mm" svg:x="0mm" svg:y="0mm" draw:control="control48"/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Bananas</text:p>
          </table:table-cell>
          <table:table-cell table:style-name="ce11" office:value-type="currency" office:currency="USD" office:value="0.86" calcext:value-type="currency">
            <text:p>$0.86</text:p>
          </table:table-cell>
          <table:table-cell table:style-name="ce10" office:value-type="float" office:value="3" calcext:value-type="float">
            <text:p>3</text:p>
          </table:table-cell>
          <table:table-cell table:style-name="ce11" table:formula="of:=ROUND([.B50]*[.C50];2)" office:value-type="currency" office:currency="USD" office:value="2.58" calcext:value-type="currency">
            <text:p>$2.58</text:p>
          </table:table-cell>
          <table:table-cell>
            <draw:control table:end-cell-address="Sheet1.E51" table:end-x="22.58mm" table:end-y="0.01mm" draw:z-index="48" draw:name="SHAPE_Button49" draw:style-name="gr1" draw:text-style-name="P1" svg:width="22.58mm" svg:height="6.52mm" svg:x="0mm" svg:y="0mm" draw:control="control49"/>
          </table:table-cell>
          <table:table-cell table:number-columns-repeated="3"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16:47:47.7335455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3-11-15T15:38:01.688735747</meta:creation-date>
    <dc:date>2024-03-26T16:48:12.603191813</dc:date>
    <dc:creator>Amour Spirit</dc:creator>
    <meta:editing-duration>PT3M31S</meta:editing-duration>
    <meta:editing-cycles>6</meta:editing-cycles>
    <meta:generator>LibreOffice/24.2.1.2$Linux_X86_64 LibreOffice_project/420$Build-2</meta:generator>
    <meta:document-statistic meta:table-count="2" meta:cell-count="200" meta:object-count="51"/>
  </office:meta>
</office:document-meta>
</file>